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2723542442E.png" manifest:media-type="image/png"/>
  <manifest:file-entry manifest:full-path="Pictures/10000001000002C6000001E3888A740E.png" manifest:media-type="image/png"/>
  <manifest:file-entry manifest:full-path="Pictures/10000001000002E9000000DBFCEB71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692" officeooo:paragraph-rsid="00165692"/>
    </style:style>
    <style:style style:name="P2" style:family="paragraph" style:parent-style-name="Standard">
      <style:text-properties officeooo:rsid="00182290" officeooo:paragraph-rsid="00182290"/>
    </style:style>
    <style:style style:name="P3" style:family="paragraph" style:parent-style-name="Standard">
      <style:text-properties officeooo:rsid="001aae12" officeooo:paragraph-rsid="001aae12"/>
    </style:style>
    <style:style style:name="P4" style:family="paragraph" style:parent-style-name="Standard">
      <style:text-properties officeooo:rsid="001c3bc3" officeooo:paragraph-rsid="001aae12"/>
    </style:style>
    <style:style style:name="P5" style:family="paragraph" style:parent-style-name="Standard">
      <style:text-properties officeooo:rsid="001c3bc3" officeooo:paragraph-rsid="001c3bc3"/>
    </style:style>
    <style:style style:name="P6" style:family="paragraph" style:parent-style-name="Standard">
      <style:text-properties fo:font-weight="bold" officeooo:rsid="001c3bc3" officeooo:paragraph-rsid="001c3bc3" style:font-weight-asian="bold" style:font-weight-complex="bold"/>
    </style:style>
    <style:style style:name="P7" style:family="paragraph" style:parent-style-name="Standard">
      <style:text-properties fo:font-weight="bold" officeooo:rsid="001aae12" officeooo:paragraph-rsid="001aae12" style:font-weight-asian="bold" style:font-weight-complex="bold"/>
    </style:style>
    <style:style style:name="P8" style:family="paragraph" style:parent-style-name="Standard">
      <style:text-properties fo:font-weight="bold" officeooo:rsid="001fc185" officeooo:paragraph-rsid="001fc185" style:font-weight-asian="bold" style:font-weight-complex="bold"/>
    </style:style>
    <style:style style:name="P9" style:family="paragraph" style:parent-style-name="Standard">
      <style:text-properties fo:font-weight="bold" officeooo:rsid="0022edc0" officeooo:paragraph-rsid="0022edc0" style:font-weight-asian="bold" style:font-weight-complex="bold"/>
    </style:style>
    <style:style style:name="P10" style:family="paragraph" style:parent-style-name="Standard">
      <style:text-properties officeooo:rsid="001d77c0" officeooo:paragraph-rsid="001d77c0"/>
    </style:style>
    <style:style style:name="P11" style:family="paragraph" style:parent-style-name="Standard">
      <style:text-properties officeooo:rsid="001fc185" officeooo:paragraph-rsid="001fc185"/>
    </style:style>
    <style:style style:name="P12" style:family="paragraph" style:parent-style-name="Standard">
      <style:text-properties officeooo:rsid="00165692" officeooo:paragraph-rsid="00165692"/>
    </style:style>
    <style:style style:name="P13" style:family="paragraph" style:parent-style-name="Standard">
      <style:text-properties officeooo:rsid="0021458a" officeooo:paragraph-rsid="001fc185"/>
    </style:style>
    <style:style style:name="P14" style:family="paragraph" style:parent-style-name="Standard">
      <style:text-properties officeooo:rsid="0022edc0" officeooo:paragraph-rsid="0022edc0"/>
    </style:style>
    <style:style style:name="P15" style:family="paragraph">
      <loext:graphic-properties draw:fill="solid" draw:fill-color="#f8f8f8"/>
    </style:style>
    <style:style style:name="P16" style:family="paragraph">
      <loext:graphic-properties draw:fill="solid" draw:fill-color="#f8f8f8"/>
      <style:text-properties fo:font-size="12pt"/>
    </style:style>
    <style:style style:name="T1" style:family="text">
      <style:text-properties officeooo:rsid="001d77c0"/>
    </style:style>
    <style:style style:name="T2" style:family="text">
      <style:text-properties officeooo:rsid="001e30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05e55"/>
    </style:style>
    <style:style style:name="T9" style:family="text">
      <style:text-properties fo:color="#8f5902" loext:opacity="100%" fo:font-size="12pt" fo:language="zxx" fo:country="none" fo:font-style="normal" style:text-underline-style="none" fo:font-weight="normal" fo:background-color="transparent"/>
    </style:style>
    <style:style style:name="T10" style:family="text">
      <style:text-properties fo:color="#204a87" loext:opacity="100%" fo:language="zxx" fo:country="none" fo:font-style="normal" style:text-underline-style="none" fo:font-weight="bold" fo:background-color="transparent"/>
    </style:style>
    <style:style style:name="T11" style:family="text">
      <style:text-properties fo:color="#f8f8f8" loext:opacity="100%" fo:language="zxx" fo:country="none" fo:font-style="normal" style:text-underline-style="none" fo:font-weight="normal" fo:background-color="transparent"/>
    </style:style>
    <style:style style:name="T12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3" style:family="text">
      <style:text-properties fo:color="#000000" loext:opacity="100%" fo:language="zxx" fo:country="none" fo:font-style="normal" style:text-underline-style="none" fo:font-weight="bold" fo:background-color="transparent"/>
    </style:style>
    <style:style style:name="T14" style:family="text">
      <style:text-properties fo:color="#ce5c00" loext:opacity="100%" fo:language="zxx" fo:country="none" fo:font-style="normal" style:text-underline-style="none" fo:font-weight="bold" fo:background-color="transparent"/>
    </style:style>
    <style:style style:name="T15" style:family="text">
      <style:text-properties fo:color="#0000cf" loext:opacity="100%" fo:language="zxx" fo:country="none" fo:font-style="normal" style:text-underline-style="none" fo:font-weight="bold" fo:background-color="transparent"/>
    </style:style>
    <style:style style:name="T16" style:family="text">
      <style:text-properties fo:color="#8f5902" loext:opacity="100%" fo:language="zxx" fo:country="none" fo:font-style="italic" style:text-underline-style="none" fo:font-weight="normal" fo:background-color="transparent"/>
    </style:style>
    <style:style style:name="T17" style:family="text">
      <style:text-properties fo:color="#4e9a06" loext:opacity="100%" fo:language="zxx" fo:country="none" fo:font-style="normal" style:text-underline-style="none" fo:font-weight="normal" fo:background-color="transparent"/>
    </style:style>
    <style:style style:name="T18" style:family="text">
      <style:text-properties fo:color="#204a87" loext:opacity="100%" fo:font-size="12pt" fo:language="zxx" fo:country="none" fo:font-style="normal" style:text-underline-style="none" fo:font-weight="bold" fo:background-color="transparent"/>
    </style:style>
    <style:style style:name="T19" style:family="text">
      <style:text-properties fo:color="#f8f8f8" loext:opacity="100%" fo:font-size="12pt" fo:language="zxx" fo:country="none" fo:font-style="normal" style:text-underline-style="none" fo:font-weight="normal" fo:background-color="transparent"/>
    </style:style>
    <style:style style:name="T20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21" style:family="text">
      <style:text-properties fo:color="#000000" loext:opacity="100%" fo:font-size="12pt" fo:language="zxx" fo:country="none" fo:font-style="normal" style:text-underline-style="none" fo:font-weight="bold" fo:background-color="transparent"/>
    </style:style>
    <style:style style:name="T22" style:family="text">
      <style:text-properties fo:color="#4e9a06" loext:opacity="100%" fo:font-size="12pt" fo:language="zxx" fo:country="none" fo:font-style="normal" style:text-underline-style="none" fo:font-weight="normal" fo:background-color="transparent"/>
    </style:style>
    <style:style style:name="T23" style:family="text">
      <style:text-properties fo:color="#8f5902" loext:opacity="100%" fo:font-size="12pt" fo:language="zxx" fo:country="none" fo:font-style="italic" style:text-underline-style="none" fo:font-weight="normal" fo:background-color="transparent"/>
    </style:style>
    <style:style style:name="T24" style:family="text">
      <style:text-properties fo:color="#0000cf" loext:opacity="100%" fo:font-size="12pt" fo:language="zxx" fo:country="none" fo:font-style="normal" style:text-underline-style="none" fo:font-weight="bold" fo:background-color="transparent"/>
    </style:style>
    <style:style style:name="T25" style:family="text">
      <style:text-properties fo:color="#ce5c00" loext:opacity="100%" fo:font-size="12pt" fo:language="zxx" fo:country="none" fo:font-style="normal" style:text-underline-style="none" fo:font-weight="bold" fo:background-color="transparent"/>
    </style:style>
    <style:style style:name="T26" style:family="text">
      <style:text-properties fo:color="#c4a000" loext:opacity="100%" fo:font-size="12pt" fo:language="zxx" fo:country="none" fo:font-style="normal" style:text-underline-style="none" fo:font-weight="normal" fo:background-color="transparen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92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64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étodos</text:p>
      <text:p text:style-name="P4"/>
      <text:p text:style-name="P5"><draw:frame draw:style-name="fr1" draw:name="Marco1" text:anchor-type="char" svg:width="13.601cm" draw:z-index="1"><draw:text-box fo:min-height="3.997cm"><text:p text:style-name="Figure"><draw:frame draw:style-name="fr2" draw:name="Imagen1" text:anchor-type="paragraph" svg:width="13.33cm" style:rel-width="98%" svg:height="3.916cm" style:rel-height="scale" draw:z-index="2"><draw:image xlink:href="Pictures/10000001000002E9000000DBFCEB71D1.png" xlink:type="simple" xlink:show="embed" xlink:actuate="onLoad" draw:mime-type="image/png"/></draw:frame>Figura <text:sequence text:ref-name="refFigure0" text:name="Figure" text:formula="ooow:Figure+1" style:num-format="1">1</text:sequence>: Estructura de un método</text:p></draw:text-box></draw:frame></text:p>
      <text:p text:style-name="P3"><draw:frame draw:style-name="fr1" draw:name="Marco2" text:anchor-type="char" svg:width="13.601cm" draw:z-index="3"><draw:text-box fo:min-height="9.252cm"><text:p text:style-name="Figure"><draw:frame draw:style-name="fr2" draw:name="Imagen2" text:anchor-type="paragraph" svg:width="13.33cm" style:rel-width="98%" svg:height="9.066cm" style:rel-height="scale" draw:z-index="4"><draw:image xlink:href="Pictures/10000001000002C6000001E3888A740E.png" xlink:type="simple" xlink:show="embed" xlink:actuate="onLoad" draw:mime-type="image/png"/></draw:frame>Figura <text:sequence text:ref-name="refFigure1" text:name="Figure" text:formula="ooow:Figure+1" style:num-format="1">2</text:sequence>: Elementos de la estructura de un método</text:p></draw:text-box></draw:frame></text:p>
      <text:p text:style-name="P3"/>
      <text:p text:style-name="P6">Modificadores <text:span text:style-name="T1">Opcionales</text:span> (<text:span text:style-name="T1">Optional specifier</text:span>)</text:p>
      <text:p text:style-name="P10"/>
      <text:p text:style-name="P10"><text:span text:style-name="T2">E</text:span>stos modificadores pueden combinarse junto con el modificador de acceso de turno y no tienen inconvenientes de ponerse en cualquier orden (el orden por buena práctica es modificador de acceso, clase, instancia y tipo de retorno) <text:span text:style-name="T2">siempre y cuando vayan antes de tipo de retorno</text:span></text:p>
      <text:p text:style-name="P2"/>
      <text:p text:style-name="P2"><draw:frame draw:style-name="fr1" draw:name="Marco3" text:anchor-type="char" svg:width="10.707cm" draw:z-index="5"><draw:text-box fo:min-height="12.936cm"><text:p text:style-name="Figure"><draw:frame draw:style-name="fr2" draw:name="Imagen3" text:anchor-type="paragraph" svg:width="10.707cm" style:rel-width="100%" svg:height="12.936cm" style:rel-height="scale" draw:z-index="6"><draw:image xlink:href="Pictures/1000000100000206000002723542442E.png" xlink:type="simple" xlink:show="embed" xlink:actuate="onLoad" draw:mime-type="image/png"/></draw:frame>Figura <text:sequence text:ref-name="refFigure2" text:name="Figure" text:formula="ooow:Figure+1" style:num-format="1">3</text:sequence>: modificadores opcionales de métodos</text:p></draw:text-box></draw:frame></text:p>
      <text:p text:style-name="P2"/>
      <text:p text:style-name="P1"/>
      <text:p text:style-name="P1"/>
      <text:p text:style-name="P1"/>
      <text:p text:style-name="P1"><draw:frame text:anchor-type="paragraph" draw:z-index="0" draw:name="Marco de texto 1" draw:style-name="gr3" draw:text-style-name="P16" svg:width="12.415cm" svg:height="5.645cm" svg:x="0.43cm" svg:y="0.155cm"><draw:text-box><text:p><text:span text:style-name="T9">1 <text:s/></text:span><text:span text:style-name="T18">public</text:span><text:span text:style-name="T19"> </text:span><text:span text:style-name="T18">class</text:span><text:span text:style-name="T20"> Exercise</text:span><text:span text:style-name="T19"> </text:span><text:span text:style-name="T21">{</text:span></text:p><text:p><text:span text:style-name="T9">2 <text:s/></text:span><text:span text:style-name="T19"><text:s text:c="4"/></text:span><text:span text:style-name="T18">public</text:span><text:span text:style-name="T19"> </text:span><text:span text:style-name="T18">void</text:span><text:span text:style-name="T19"> </text:span><text:span text:style-name="T20">bike1</text:span><text:span text:style-name="T21">()</text:span><text:span text:style-name="T19"> </text:span><text:span text:style-name="T21">{}</text:span></text:p><text:p><text:span text:style-name="T9">3 <text:s/></text:span><text:span text:style-name="T19"><text:s text:c="4"/></text:span><text:span text:style-name="T18">public</text:span><text:span text:style-name="T19"> </text:span><text:span text:style-name="T18">final</text:span><text:span text:style-name="T19"> </text:span><text:span text:style-name="T18">void</text:span><text:span text:style-name="T19"> </text:span><text:span text:style-name="T20">bike2</text:span><text:span text:style-name="T21">()</text:span><text:span text:style-name="T19"> </text:span><text:span text:style-name="T21">{}</text:span></text:p><text:p><text:span text:style-name="T9">4 <text:s/></text:span><text:span text:style-name="T19"><text:s text:c="4"/></text:span><text:span text:style-name="T18">public</text:span><text:span text:style-name="T19"> </text:span><text:span text:style-name="T18">static</text:span><text:span text:style-name="T19"> </text:span><text:span text:style-name="T18">final</text:span><text:span text:style-name="T19"> </text:span><text:span text:style-name="T18">void</text:span><text:span text:style-name="T19"> </text:span><text:span text:style-name="T20">bike3</text:span><text:span text:style-name="T21">()</text:span><text:span text:style-name="T19"> </text:span><text:span text:style-name="T21">{}</text:span></text:p><text:p><text:span text:style-name="T9">5 <text:s/></text:span><text:span text:style-name="T19"><text:s text:c="4"/></text:span><text:span text:style-name="T18">public</text:span><text:span text:style-name="T19"> </text:span><text:span text:style-name="T18">final</text:span><text:span text:style-name="T19"> </text:span><text:span text:style-name="T18">static</text:span><text:span text:style-name="T19"> </text:span><text:span text:style-name="T18">void</text:span><text:span text:style-name="T19"> </text:span><text:span text:style-name="T20">bike4</text:span><text:span text:style-name="T21">()</text:span><text:span text:style-name="T19"> </text:span><text:span text:style-name="T21">{}</text:span></text:p><text:p><text:span text:style-name="T9">6 <text:s/></text:span><text:span text:style-name="T19"><text:s text:c="4"/></text:span><text:span text:style-name="T18">public</text:span><text:span text:style-name="T19"> </text:span><text:span text:style-name="T20">modifier</text:span><text:span text:style-name="T19"> </text:span><text:span text:style-name="T18">void</text:span><text:span text:style-name="T19"> </text:span><text:span text:style-name="T20">bike5</text:span><text:span text:style-name="T21">()</text:span><text:span text:style-name="T19"> </text:span><text:span text:style-name="T21">{}</text:span><text:span text:style-name="T19"> </text:span><text:span text:style-name="T23">// modifier no es un modificador opcional valido</text:span></text:p><text:p><text:span text:style-name="T9">7 <text:s/></text:span><text:span text:style-name="T19"><text:s text:c="4"/></text:span><text:span text:style-name="T18">public</text:span><text:span text:style-name="T19"> </text:span><text:span text:style-name="T18">void</text:span><text:span text:style-name="T19"> </text:span><text:span text:style-name="T18">final</text:span><text:span text:style-name="T19"> </text:span><text:span text:style-name="T20">bike6</text:span><text:span text:style-name="T21">()</text:span><text:span text:style-name="T19"> </text:span><text:span text:style-name="T21">{}</text:span><text:span text:style-name="T19"> </text:span><text:span text:style-name="T23">// final no puede ir despues del tipo de retorno</text:span></text:p><text:p><text:span text:style-name="T9">8 <text:s/></text:span><text:span text:style-name="T19"><text:s text:c="4"/></text:span><text:span text:style-name="T18">final</text:span><text:span text:style-name="T19"> </text:span><text:span text:style-name="T18">public</text:span><text:span text:style-name="T19"> </text:span><text:span text:style-name="T18">void</text:span><text:span text:style-name="T19"> </text:span><text:span text:style-name="T20">bike7</text:span><text:span text:style-name="T21">()</text:span><text:span text:style-name="T19"> </text:span><text:span text:style-name="T21">{}</text:span></text:p><text:p><text:span text:style-name="T9">9 <text:s/></text:span><text:span text:style-name="T21">}</text:span></text:p></draw:text-box></draw:frame><text:soft-page-break/></text:p>
      <text:p text:style-name="P8">Tipo de retorno (Return Type)</text:p>
      <text:p text:style-name="P11"/>
      <text:p text:style-name="P11">Siempre debe aparecer antes del nombre del método, indica el tipo de dato (primitivo u objeto) que el método devolverá y si no devolverá nada se indica la palabra reservada <text:span text:style-name="T6">void</text:span>. </text:p>
      <text:p text:style-name="P11"/>
      <text:p text:style-name="P11">Los métodos que tienen <text:span text:style-name="T7">void</text:span> pueden tener una sentencia <text:span text:style-name="T7">return</text:span> sin valor de retorno (<text:span text:style-name="T8">lo cual indica</text:span> que en ese punto la función finalizara) u omitir la sentencia <text:span text:style-name="T7">return</text:span> por completo.</text:p>
      <text:p text:style-name="P11"/>
      <text:p text:style-name="P11"><draw:frame text:anchor-type="paragraph" draw:z-index="7" draw:name="Marco de texto 2" draw:style-name="gr2" draw:text-style-name="P16" svg:width="12.415cm" svg:height="3.601cm" svg:x="0.43cm" svg:y="0.155cm"><draw:text-box><text:p><text:span text:style-name="T9">1 <text:s/></text:span><text:span text:style-name="T18">public</text:span><text:span text:style-name="T19"> </text:span><text:span text:style-name="T18">void</text:span><text:span text:style-name="T19"> </text:span><text:span text:style-name="T20">swin</text:span><text:span text:style-name="T21">(</text:span><text:span text:style-name="T18">int</text:span><text:span text:style-name="T19"> </text:span><text:span text:style-name="T20">dist</text:span><text:span text:style-name="T21">)</text:span><text:span text:style-name="T19"> </text:span><text:span text:style-name="T21">{</text:span></text:p><text:p><text:span text:style-name="T9">2 <text:s/></text:span><text:span text:style-name="T19"><text:s text:c="4"/></text:span><text:span text:style-name="T18">if</text:span><text:span text:style-name="T19"> </text:span><text:span text:style-name="T21">(</text:span><text:span text:style-name="T20">dist</text:span><text:span text:style-name="T19"> </text:span><text:span text:style-name="T25">&lt;=</text:span><text:span text:style-name="T19"> </text:span><text:span text:style-name="T24">0</text:span><text:span text:style-name="T21">)</text:span><text:span text:style-name="T19"> </text:span><text:span text:style-name="T21">{</text:span></text:p><text:p><text:span text:style-name="T9">3 <text:s/></text:span><text:span text:style-name="T19"><text:s text:c="8"/></text:span><text:span text:style-name="T23">// no hacer nada</text:span></text:p><text:p><text:span text:style-name="T9">4 <text:s/></text:span><text:span text:style-name="T19"><text:s text:c="8"/></text:span><text:span text:style-name="T18">return</text:span><text:span text:style-name="T21">;</text:span></text:p><text:p><text:span text:style-name="T9">5 <text:s/></text:span><text:span text:style-name="T19"><text:s text:c="4"/></text:span><text:span text:style-name="T21">}</text:span></text:p><text:p><text:span text:style-name="T9">6 <text:s/></text:span><text:span text:style-name="T19"><text:s text:c="4"/></text:span><text:span text:style-name="T20">System</text:span><text:span text:style-name="T21">.</text:span><text:span text:style-name="T26">out</text:span><text:span text:style-name="T21">.</text:span><text:span text:style-name="T26">println</text:span><text:span text:style-name="T21">(</text:span><text:span text:style-name="T22">"corriendo"</text:span><text:span text:style-name="T19"> </text:span><text:span text:style-name="T25">+</text:span><text:span text:style-name="T19"> </text:span><text:span text:style-name="T20">dist</text:span><text:span text:style-name="T19"> </text:span><text:span text:style-name="T25">+</text:span><text:span text:style-name="T19"> </text:span><text:span text:style-name="T22">" metros"</text:span><text:span text:style-name="T21">);</text:span></text:p><text:p><text:span text:style-name="T9">7 <text:s/></text:span><text:span text:style-name="T21">}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text:anchor-type="paragraph" draw:z-index="8" draw:name="Marco de texto 3" draw:style-name="gr2" draw:text-style-name="P16" svg:width="12.415cm" svg:height="8.279cm" svg:x="0.751cm" svg:y="0.025cm"><draw:text-box><text:p><text:span text:style-name="T9"><text:s/></text:span><text:span text:style-name="T9">1 <text:s/></text:span><text:span text:style-name="T18">public</text:span><text:span text:style-name="T19"> </text:span><text:span text:style-name="T18">class</text:span><text:span text:style-name="T20"> Hike</text:span><text:span text:style-name="T19"> </text:span><text:span text:style-name="T21">{</text:span></text:p><text:p><text:span text:style-name="T9"><text:s/></text:span><text:span text:style-name="T9">2 <text:s/></text:span><text:span text:style-name="T19"><text:s text:c="4"/></text:span><text:span text:style-name="T18">public</text:span><text:span text:style-name="T19"> </text:span><text:span text:style-name="T18">void</text:span><text:span text:style-name="T19"> </text:span><text:span text:style-name="T20">hike1</text:span><text:span text:style-name="T21">()</text:span><text:span text:style-name="T19"> </text:span><text:span text:style-name="T21">{}</text:span></text:p><text:p><text:span text:style-name="T9"><text:s/></text:span><text:span text:style-name="T9">3 <text:s/></text:span><text:span text:style-name="T19"><text:s text:c="4"/></text:span><text:span text:style-name="T18">public</text:span><text:span text:style-name="T19"> </text:span><text:span text:style-name="T18">void</text:span><text:span text:style-name="T19"> </text:span><text:span text:style-name="T20">hike2</text:span><text:span text:style-name="T21">()</text:span><text:span text:style-name="T19"> </text:span><text:span text:style-name="T21">{</text:span></text:p><text:p><text:span text:style-name="T9"><text:s/></text:span><text:span text:style-name="T9">4 <text:s/></text:span><text:span text:style-name="T19"><text:s text:c="8"/></text:span><text:span text:style-name="T18">return</text:span><text:span text:style-name="T21">;</text:span></text:p><text:p><text:span text:style-name="T9"><text:s/></text:span><text:span text:style-name="T9">5 <text:s/></text:span><text:span text:style-name="T19"><text:s text:c="4"/></text:span><text:span text:style-name="T21">}</text:span></text:p><text:p><text:span text:style-name="T9"><text:s/></text:span><text:span text:style-name="T9">6 <text:s/></text:span><text:span text:style-name="T19"><text:s text:c="4"/></text:span><text:span text:style-name="T18">public</text:span><text:span text:style-name="T19"> </text:span><text:span text:style-name="T20">String</text:span><text:span text:style-name="T19"> </text:span><text:span text:style-name="T20">hike3</text:span><text:span text:style-name="T21">()</text:span><text:span text:style-name="T19"> </text:span><text:span text:style-name="T21">{</text:span></text:p><text:p><text:span text:style-name="T9"><text:s/></text:span><text:span text:style-name="T9">7 <text:s/></text:span><text:span text:style-name="T19"><text:s text:c="8"/></text:span><text:span text:style-name="T18">return</text:span><text:span text:style-name="T19"> </text:span><text:span text:style-name="T22">""</text:span><text:span text:style-name="T21">;</text:span></text:p><text:p><text:span text:style-name="T9"><text:s/></text:span><text:span text:style-name="T9">8 <text:s/></text:span><text:span text:style-name="T19"><text:s text:c="4"/></text:span><text:span text:style-name="T21">}</text:span></text:p><text:p><text:span text:style-name="T9"><text:s/></text:span><text:span text:style-name="T9">9 <text:s/></text:span><text:span text:style-name="T19"><text:s text:c="4"/></text:span><text:span text:style-name="T18">public</text:span><text:span text:style-name="T19"> </text:span><text:span text:style-name="T20">String</text:span><text:span text:style-name="T19"> </text:span><text:span text:style-name="T20">hike4</text:span><text:span text:style-name="T21">()</text:span><text:span text:style-name="T19"> </text:span><text:span text:style-name="T21">{}</text:span><text:span text:style-name="T19"> </text:span><text:span text:style-name="T23">// por su definicion esta obligado a devolver un String</text:span></text:p><text:p><text:span text:style-name="T9">10 <text:s/></text:span><text:span text:style-name="T19"><text:s text:c="4"/></text:span><text:span text:style-name="T18">public</text:span><text:span text:style-name="T19"> </text:span><text:span text:style-name="T20">hike5</text:span><text:span text:style-name="T21">()</text:span><text:span text:style-name="T19"> </text:span><text:span text:style-name="T21">{}</text:span><text:span text:style-name="T19"> </text:span><text:span text:style-name="T23">// debe al menos utilizar void </text:span></text:p><text:p><text:span text:style-name="T9">11 <text:s/></text:span><text:span text:style-name="T19"><text:s text:c="4"/></text:span><text:span text:style-name="T18">public</text:span><text:span text:style-name="T19"> </text:span><text:span text:style-name="T20">String</text:span><text:span text:style-name="T19"> </text:span><text:span text:style-name="T18">int</text:span><text:span text:style-name="T19"> </text:span><text:span text:style-name="T20">hike6</text:span><text:span text:style-name="T21">()</text:span><text:span text:style-name="T19"> </text:span><text:span text:style-name="T21">{}</text:span><text:span text:style-name="T19"> </text:span><text:span text:style-name="T23">// no puede haber 2 tipos de retorno</text:span></text:p><text:p><text:span text:style-name="T9">12 <text:s/></text:span><text:span text:style-name="T19"><text:s text:c="4"/></text:span><text:span text:style-name="T20">String</text:span><text:span text:style-name="T19"> </text:span><text:span text:style-name="T20">hike7</text:span><text:span text:style-name="T21">(</text:span><text:span text:style-name="T18">int</text:span><text:span text:style-name="T19"> </text:span><text:span text:style-name="T20">a</text:span><text:span text:style-name="T21">)</text:span><text:span text:style-name="T19"> </text:span><text:span text:style-name="T21">{</text:span></text:p><text:p><text:span text:style-name="T9">13 <text:s/></text:span><text:span text:style-name="T19"><text:s text:c="8"/></text:span><text:span text:style-name="T18">if</text:span><text:span text:style-name="T19"> </text:span><text:span text:style-name="T21">(</text:span><text:span text:style-name="T24">1</text:span><text:span text:style-name="T19"> </text:span><text:span text:style-name="T25">&lt;</text:span><text:span text:style-name="T19"> </text:span><text:span text:style-name="T24">2</text:span><text:span text:style-name="T21">)</text:span><text:span text:style-name="T19"> </text:span><text:span text:style-name="T18">return</text:span><text:span text:style-name="T19"> </text:span><text:span text:style-name="T22">"sal"</text:span><text:span text:style-name="T21">;</text:span><text:span text:style-name="T19"> </text:span><text:span text:style-name="T23">// no compila porque no hay un valor de retorno</text:span></text:p><text:p><text:span text:style-name="T9">14 <text:s/></text:span><text:span text:style-name="T19"><text:s text:c="4"/></text:span><text:span text:style-name="T21">}</text:span><text:span text:style-name="T19"> </text:span><text:span text:style-name="T23">// para la funcion fuera del if</text:span></text:p><text:p><text:span text:style-name="T9">15 <text:s/></text:span><text:span text:style-name="T21">}</text:span></text:p></draw:text-box></draw:frame></text:p>
      <text:p text:style-name="P11"><draw:frame text:anchor-type="paragraph" draw:z-index="9" draw:name="Marco de texto 4" draw:style-name="gr1" draw:text-style-name="P15" svg:width="12.33cm" svg:height="2.924cm" svg:x="0.836cm" svg:y="0.093cm"><draw:text-box><text:p><text:span text:style-name="T9">1 <text:s/></text:span><text:span text:style-name="T12">String</text:span><text:span text:style-name="T11"> </text:span><text:span text:style-name="T12">hike7</text:span><text:span text:style-name="T13">(</text:span><text:span text:style-name="T10">int</text:span><text:span text:style-name="T11"> </text:span><text:span text:style-name="T12">a</text:span><text:span text:style-name="T13">)</text:span><text:span text:style-name="T11"> </text:span><text:span text:style-name="T13">{</text:span></text:p><text:p><text:span text:style-name="T9">2 <text:s/></text:span><text:span text:style-name="T11"><text:s text:c="4"/></text:span><text:span text:style-name="T10">if</text:span><text:span text:style-name="T11"> </text:span><text:span text:style-name="T13">(</text:span><text:span text:style-name="T15">1</text:span><text:span text:style-name="T11"> </text:span><text:span text:style-name="T14">&lt;</text:span><text:span text:style-name="T11"> </text:span><text:span text:style-name="T15">2</text:span><text:span text:style-name="T13">)</text:span><text:span text:style-name="T11"> </text:span><text:span text:style-name="T10">return</text:span><text:span text:style-name="T11"> </text:span><text:span text:style-name="T17">"sal"</text:span><text:span text:style-name="T13">;</text:span></text:p><text:p><text:span text:style-name="T9">3 <text:s/></text:span><text:span text:style-name="T11"><text:s text:c="4"/></text:span><text:span text:style-name="T10">return</text:span><text:span text:style-name="T11"> </text:span><text:span text:style-name="T17">"arena"</text:span><text:span text:style-name="T13">;</text:span><text:span text:style-name="T11"> </text:span><text:span text:style-name="T16">// ahora compilara pero devolvera una advertencia </text:span></text:p><text:p><text:span text:style-name="T9">4 <text:s/></text:span><text:span text:style-name="T11"><text:s text:c="4"/></text:span><text:span text:style-name="T16">// ya que siempre se cumplira el if y el return final nunca se ejecuta</text:span></text:p><text:p><text:span text:style-name="T9">5 <text:s/></text:span><text:span text:style-name="T13">}</text:span></text:p></draw:text-box></draw:frame></text:p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Marco de texto 5" draw:style-name="gr1" draw:text-style-name="P15" svg:width="12.33cm" svg:height="7.792cm" svg:x="0.542cm" svg:y="0.443cm"><draw:text-box><text:p><text:span text:style-name="T9"><text:s/></text:span><text:span text:style-name="T9">1 <text:s/></text:span><text:span text:style-name="T10">public</text:span><text:span text:style-name="T11"> </text:span><text:span text:style-name="T10">class</text:span><text:span text:style-name="T12"> Menos</text:span><text:span text:style-name="T11"> </text:span><text:span text:style-name="T13">{</text:span></text:p><text:p><text:span text:style-name="T9"><text:s/></text:span><text:span text:style-name="T9">2 <text:s/></text:span><text:span text:style-name="T11"><text:s text:c="4"/></text:span><text:span text:style-name="T10">int</text:span><text:span text:style-name="T11"> </text:span><text:span text:style-name="T12">getAltura1</text:span><text:span text:style-name="T13">()</text:span><text:span text:style-name="T11"> </text:span><text:span text:style-name="T13">{</text:span></text:p><text:p><text:span text:style-name="T9"><text:s/></text:span><text:span text:style-name="T9">3 <text:s/></text:span><text:span text:style-name="T11"><text:s text:c="8"/></text:span><text:span text:style-name="T10">int</text:span><text:span text:style-name="T11"> </text:span><text:span text:style-name="T12">temp</text:span><text:span text:style-name="T11"> </text:span><text:span text:style-name="T14">=</text:span><text:span text:style-name="T11"> </text:span><text:span text:style-name="T15">9</text:span><text:span text:style-name="T13">;</text:span></text:p><text:p><text:span text:style-name="T9"><text:s/></text:span><text:span text:style-name="T9">4 <text:s/></text:span><text:span text:style-name="T11"><text:s text:c="8"/></text:span><text:span text:style-name="T10">return</text:span><text:span text:style-name="T11"> </text:span><text:span text:style-name="T12">temp</text:span><text:span text:style-name="T13">;</text:span></text:p><text:p><text:span text:style-name="T9"><text:s/></text:span><text:span text:style-name="T9">5 <text:s/></text:span><text:span text:style-name="T11"><text:s text:c="4"/></text:span><text:span text:style-name="T13">}</text:span></text:p><text:p><text:span text:style-name="T9"><text:s/></text:span><text:span text:style-name="T9">6 <text:s/></text:span></text:p><text:p><text:span text:style-name="T9"><text:s/></text:span><text:span text:style-name="T9">7 <text:s/></text:span><text:span text:style-name="T11"><text:s text:c="4"/></text:span><text:span text:style-name="T10">int</text:span><text:span text:style-name="T11"> </text:span><text:span text:style-name="T12">getAltura2</text:span><text:span text:style-name="T13">()</text:span><text:span text:style-name="T11"> </text:span><text:span text:style-name="T13">{</text:span></text:p><text:p><text:span text:style-name="T9"><text:s/></text:span><text:span text:style-name="T9">8 <text:s/></text:span><text:span text:style-name="T11"><text:s text:c="8"/></text:span><text:span text:style-name="T10">int</text:span><text:span text:style-name="T11"> </text:span><text:span text:style-name="T12">temp</text:span><text:span text:style-name="T11"> </text:span><text:span text:style-name="T14">=</text:span><text:span text:style-name="T11"> </text:span><text:span text:style-name="T15">9</text:span><text:span text:style-name="T11"> </text:span><text:span text:style-name="T12">L</text:span><text:span text:style-name="T13">;</text:span><text:span text:style-name="T11"> </text:span><text:span text:style-name="T16">// no podemos insertar un LONG en un INT</text:span></text:p><text:p><text:span text:style-name="T9"><text:s/></text:span><text:span text:style-name="T9">9 <text:s/></text:span><text:span text:style-name="T11"><text:s text:c="8"/></text:span><text:span text:style-name="T10">return</text:span><text:span text:style-name="T11"> </text:span><text:span text:style-name="T12">temp</text:span><text:span text:style-name="T13">;</text:span></text:p><text:p><text:span text:style-name="T9">10 <text:s/></text:span><text:span text:style-name="T11"><text:s text:c="4"/></text:span><text:span text:style-name="T13">}</text:span></text:p><text:p><text:span text:style-name="T9">11 <text:s/></text:span></text:p><text:p><text:span text:style-name="T9">12 <text:s/></text:span><text:span text:style-name="T11"><text:s text:c="4"/></text:span><text:span text:style-name="T10">int</text:span><text:span text:style-name="T11"> </text:span><text:span text:style-name="T12">getAltura3</text:span><text:span text:style-name="T13">()</text:span><text:span text:style-name="T11"> </text:span><text:span text:style-name="T13">{</text:span></text:p><text:p><text:span text:style-name="T9">13 <text:s/></text:span><text:span text:style-name="T11"><text:s text:c="8"/></text:span><text:span text:style-name="T10">long</text:span><text:span text:style-name="T11"> </text:span><text:span text:style-name="T12">temp</text:span><text:span text:style-name="T11"> </text:span><text:span text:style-name="T14">=</text:span><text:span text:style-name="T11"> </text:span><text:span text:style-name="T15">9</text:span><text:span text:style-name="T11"> </text:span><text:span text:style-name="T12">L</text:span><text:span text:style-name="T13">;</text:span><text:span text:style-name="T11"> </text:span><text:span text:style-name="T16">// no podemos retornar un LONG en un INT</text:span></text:p><text:p><text:span text:style-name="T9">14 <text:s/></text:span><text:span text:style-name="T11"><text:s text:c="8"/></text:span><text:span text:style-name="T10">return</text:span><text:span text:style-name="T11"> </text:span><text:span text:style-name="T12">temp</text:span><text:span text:style-name="T13">;</text:span></text:p><text:p><text:span text:style-name="T9">15 <text:s/></text:span><text:span text:style-name="T11"><text:s text:c="4"/></text:span><text:span text:style-name="T13">}</text:span></text:p><text:p><text:span text:style-name="T9">16 <text:s/></text:span><text:span text:style-name="T13">}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ombre de métodos (Method Name)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4-12-31T19:19:05.298443831</dc:date>
    <meta:editing-duration>PT2H53M8S</meta:editing-duration>
    <meta:editing-cycles>7</meta:editing-cycles>
    <meta:generator>LibreOffice/24.2.7.2$Linux_X86_64 LibreOffice_project/420$Build-2</meta:generator>
    <meta:document-statistic meta:table-count="0" meta:image-count="3" meta:object-count="0" meta:page-count="3" meta:paragraph-count="11" meta:word-count="144" meta:character-count="877" meta:non-whitespace-character-count="743"/>
  </office:meta>
</office:document-meta>
</file>